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GeosansLight" svg:font-family="Geosans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GeosansLight"/>
    </style:style>
    <style:style style:name="P2" style:family="paragraph" style:parent-style-name="Standard">
      <style:text-properties style:font-name="GeosansLight" officeooo:paragraph-rsid="000881a6"/>
    </style:style>
    <style:style style:name="P3" style:family="paragraph" style:parent-style-name="Standard">
      <style:text-properties style:font-name="GeosansLight" officeooo:rsid="000a9f41" officeooo:paragraph-rsid="000a9f41"/>
    </style:style>
    <style:style style:name="P4" style:family="paragraph" style:parent-style-name="Standard">
      <style:text-properties style:font-name="GeosansLight" officeooo:rsid="000a9f41" officeooo:paragraph-rsid="000a5338"/>
    </style:style>
    <style:style style:name="P5" style:family="paragraph" style:parent-style-name="Standard">
      <style:text-properties style:font-name="GeosansLight" officeooo:rsid="000e191c" officeooo:paragraph-rsid="000e191c"/>
    </style:style>
    <style:style style:name="P6" style:family="paragraph" style:parent-style-name="Standard">
      <style:text-properties style:font-name="GeosansLight" fo:font-size="24pt" fo:font-weight="bold" officeooo:rsid="0014669f" officeooo:paragraph-rsid="0014669f" style:font-size-asian="24pt" style:font-weight-asian="bold" style:font-size-complex="24pt" style:font-weight-complex="bold"/>
    </style:style>
    <style:style style:name="P7" style:family="paragraph" style:parent-style-name="Standard" style:list-style-name="L1">
      <style:text-properties style:font-name="GeosansLight"/>
    </style:style>
    <style:style style:name="P8" style:family="paragraph" style:parent-style-name="Standard" style:list-style-name="L2">
      <style:text-properties style:font-name="GeosansLight" officeooo:rsid="000881a6" officeooo:paragraph-rsid="000881a6"/>
    </style:style>
    <style:style style:name="P9" style:family="paragraph" style:parent-style-name="Standard" style:list-style-name="L3">
      <style:text-properties style:font-name="GeosansLight" officeooo:paragraph-rsid="000881a6"/>
    </style:style>
    <style:style style:name="P10" style:family="paragraph" style:parent-style-name="Standard" style:list-style-name="L4">
      <style:text-properties style:font-name="GeosansLight" officeooo:rsid="000a9f41" officeooo:paragraph-rsid="000a9f41"/>
    </style:style>
    <style:style style:name="P11" style:family="paragraph" style:parent-style-name="Standard" style:list-style-name="L8">
      <style:text-properties style:font-name="GeosansLight" officeooo:rsid="000a9f41" officeooo:paragraph-rsid="000a9f41"/>
    </style:style>
    <style:style style:name="P12" style:family="paragraph" style:parent-style-name="Standard" style:list-style-name="L5">
      <style:text-properties style:font-name="GeosansLight" officeooo:rsid="000a5338" officeooo:paragraph-rsid="000a5338"/>
    </style:style>
    <style:style style:name="P13" style:family="paragraph" style:parent-style-name="Standard" style:list-style-name="L6">
      <style:text-properties style:font-name="GeosansLight" officeooo:paragraph-rsid="000881a6"/>
    </style:style>
    <style:style style:name="P14" style:family="paragraph" style:parent-style-name="Standard" style:list-style-name="L6">
      <style:text-properties style:font-name="GeosansLight" officeooo:rsid="000c56e4" officeooo:paragraph-rsid="000c56e4" fo:background-color="#fff450"/>
    </style:style>
    <style:style style:name="P15" style:family="paragraph" style:parent-style-name="Standard" style:list-style-name="L7">
      <style:text-properties style:font-name="GeosansLight" officeooo:paragraph-rsid="000881a6"/>
    </style:style>
    <style:style style:name="P16" style:family="paragraph" style:parent-style-name="Standard" style:list-style-name="L8">
      <style:text-properties style:font-name="GeosansLight" officeooo:rsid="000d0b4e" officeooo:paragraph-rsid="000d0b4e"/>
    </style:style>
    <style:style style:name="P17" style:family="paragraph" style:parent-style-name="Standard" style:list-style-name="L8">
      <style:text-properties style:font-name="GeosansLight" officeooo:rsid="000de50e" officeooo:paragraph-rsid="000de50e"/>
    </style:style>
    <style:style style:name="P18" style:family="paragraph" style:parent-style-name="Standard" style:list-style-name="L8">
      <style:text-properties style:font-name="GeosansLight" officeooo:rsid="000e191c" officeooo:paragraph-rsid="000e191c"/>
    </style:style>
    <style:style style:name="P19" style:family="paragraph" style:parent-style-name="Standard" style:list-style-name="L8">
      <style:text-properties style:font-name="GeosansLight" officeooo:rsid="00138b18" officeooo:paragraph-rsid="00138b18"/>
    </style:style>
    <style:style style:name="P20" style:family="paragraph" style:parent-style-name="Standard" style:list-style-name="L8">
      <style:text-properties style:font-name="GeosansLight" officeooo:rsid="0014669f" officeooo:paragraph-rsid="0014669f"/>
    </style:style>
    <style:style style:name="T1" style:family="text">
      <style:text-properties officeooo:rsid="000881a6"/>
    </style:style>
    <style:style style:name="T2" style:family="text">
      <style:text-properties officeooo:rsid="000c56e4"/>
    </style:style>
    <style:style style:name="T3" style:family="text">
      <style:text-properties fo:background-color="#aa55a1" loext:char-shading-value="0"/>
    </style:style>
    <style:style style:name="T4" style:family="text">
      <style:text-properties fo:background-color="#89c765" loext:char-shading-value="0"/>
    </style:style>
    <style:style style:name="T5" style:family="text">
      <style:text-properties fo:background-color="#ff00d7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0a9f41"/>
    </style:style>
    <style:style style:name="T8" style:family="text">
      <style:text-properties fo:background-color="#fff450" loext:char-shading-value="0"/>
    </style:style>
    <style:style style:name="T9" style:family="text">
      <style:text-properties officeooo:rsid="0011879c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ppareil photo bioelectronique</text:p>
      <text:p text:style-name="P1"/>
      <text:p text:style-name="P1">Le principe ? Copier le fonctionnement de l'oeil, autofocus instantané, performance en basse luminosité accrue, et on garde évidemment les attributs d'un reflex classique genre zoom etc...</text:p>
      <text:p text:style-name="P1"/>
      <text:p text:style-name="P1"/>
      <text:list xml:id="list2956861410" text:style-name="L1">
        <text:list-item>
          <text:p text:style-name="P7"><text:span text:style-name="T3">L'index</text:span>, une page d'explication du fonctionnement (photos, graphe, possibilité de widget sympa en CSS)</text:p>
        </text:list-item>
      </text:list>
      <text:list xml:id="list2484558849" text:style-name="L2">
        <text:list-item>
          <text:p text:style-name="P8">Vue éclatée (Photoshop ou autre), fixe ou animée</text:p>
        </text:list-item>
        <text:list-item>
          <text:p text:style-name="P8">fausses citations</text:p>
        </text:list-item>
        <text:list-item>
          <text:p text:style-name="P8">explications basique du fonctionnement</text:p>
        </text:list-item>
      </text:list>
      <text:list xml:id="list3587130661" text:style-name="L3">
        <text:list-header>
          <text:p text:style-name="P9">Une page de comparaison à des reflex classique, encore une fois, courbe animé, comparaison dynamique</text:p>
        </text:list-header>
      </text:list>
      <text:list xml:id="list727143542" text:style-name="L4">
        <text:list-header>
          <text:p text:style-name="P10">Slider pour comparer</text:p>
        </text:list-header>
      </text:list>
      <text:p text:style-name="P3"/>
      <text:list xml:id="list141202826350200" text:continue-list="list3587130661" text:style-name="L3">
        <text:list-header>
          <text:p text:style-name="P9"/>
        </text:list-header>
        <text:list-item>
          <text:p text:style-name="P9">Une page de <text:span text:style-name="T5">store</text:span> ou de crowdfunding</text:p>
        </text:list-item>
      </text:list>
      <text:list xml:id="list2062968099" text:style-name="L5">
        <text:list-item>
          <text:p text:style-name="P12">Créer <text:span text:style-name="T7">plusieurs variantes du produits (dropdown menu)</text:span></text:p>
        </text:list-item>
      </text:list>
      <text:p text:style-name="P4"/>
      <text:list xml:id="list1567767925" text:style-name="L6">
        <text:list-item>
          <text:p text:style-name="P13"><text:span text:style-name="T1">Un</text:span>e page de <text:span text:style-name="T8">galerie</text:span>, a voir la faisabilité en CSS</text:p>
        </text:list-item>
        <text:list-item>
          <text:p text:style-name="P14">contact</text:p>
        </text:list-item>
      </text:list>
      <text:list xml:id="list1482799631" text:style-name="L7">
        <text:list-item>
          <text:p text:style-name="P15"><text:span text:style-name="T4">Équipe</text:span> : Une page qui présente toute la team du directeur au développeur avec photo et courte biographie pour chacun.</text:p>
        </text:list-item>
        <text:list-item>
          <text:p text:style-name="P15"><text:span text:style-name="T4">Presse</text:span> : Une page qui donne les contacts du responsable presse ainsi qu’une liste de communiqués de presse</text:p>
        </text:list-item>
        <text:list-item>
          <text:p text:style-name="P15"><text:span text:style-name="T5">Nous rejoindre</text:span> : Une page qui renvoie sur différentes fiches d’offres de postes de l’entreprise. Chaque offre de poste aura sa propre page Web présentant le métier du poste.</text:p>
        </text:list-item>
        <text:list-item>
          <text:p text:style-name="P15">Une foire aux questions (<text:span text:style-name="T6">FAQ</text:span>) : Une liste de questions en début de page qui pointe sur les différentes questions et réponses plus bas dans la page (utilisation des ancres)</text:p>
        </text:list-item>
      </text:list>
      <text:p text:style-name="P2"/>
      <text:p text:style-name="P3">Général :</text:p>
      <text:list xml:id="list3738328318" text:style-name="L8">
        <text:list-item>
          <text:p text:style-name="P11">Texte : gris foncé sur blanc <text:span text:style-name="T2">cassé/grisé</text:span></text:p>
        </text:list-item>
        <text:list-item>
          <text:p text:style-name="P16">carré/ border raduis faible</text:p>
        </text:list-item>
        <text:list-item>
          <text:p text:style-name="P11">Parallax</text:p>
        </text:list-item>
        <text:list-item>
          <text:p text:style-name="P16">animation texte (arrivé)</text:p>
        </text:list-item>
        <text:list-item>
          <text:p text:style-name="P16">fading pour les images</text:p>
        </text:list-item>
        <text:list-item>
          <text:p text:style-name="P16">menu fixe sur la page</text:p>
        </text:list-item>
        <text:list-item>
          <text:p text:style-name="P16">flèche retour menu fixe sur l’écran (en bas à droite)</text:p>
        </text:list-item>
        <text:list-item>
          <text:p text:style-name="P17">adaptaive design</text:p>
        </text:list-item>
        <text:list-item>
          <text:p text:style-name="P18">vidéo en fond (compressée?)</text:p>
        </text:list-item>
        <text:list-item>
          <text:p text:style-name="P18">ombrage</text:p>
        </text:list-item>
        <text:list-item>
          <text:p text:style-name="P19">favincon</text:p>
        </text:list-item>
        <text:list-item>
          <text:p text:style-name="P20">block footer avec liens, liscence, etc</text:p>
        </text:list-item>
      </text:list>
      <text:p text:style-name="P6">Alpha Camera</text:p>
      <text:p text:style-name="P5"/>
      <text:p text:style-name="P5">-Bebas nueu</text:p>
      <text:p text:style-name="P5">-the bold font</text:p>
      <text:p text:style-name="P5">-nexa</text:p>
      <text:p text:style-name="P5"><text:soft-page-break/>-geo sans light →<text:span text:style-name="T9"> validé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GeosansLight" svg:font-family="Geosans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46:42.608737610</meta:creation-date>
    <dc:date>2018-10-05T13:48:07.681529127</dc:date>
    <meta:editing-duration>PT42M37S</meta:editing-duration>
    <meta:editing-cycles>10</meta:editing-cycles>
    <meta:generator>LibreOffice/6.0.4.2$Linux_X86_64 LibreOffice_project/00m0$Build-2</meta:generator>
    <meta:document-statistic meta:table-count="0" meta:image-count="0" meta:object-count="0" meta:page-count="2" meta:paragraph-count="35" meta:word-count="289" meta:character-count="1650" meta:non-whitespace-character-count="1422"/>
  </office:meta>
</office:document-meta>
</file>